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C8000001D3ABA4D45B9BA02072.png" manifest:media-type="image/png"/>
  <manifest:file-entry manifest:full-path="Pictures/10000201000001E4000001EC2D223C39B1E3F9E1.png" manifest:media-type="image/png"/>
  <manifest:file-entry manifest:full-path="Pictures/10000201000001BE000001C9AC0348D3D71E4A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887cm" svg:height="12.09cm" svg:x="7.248cm" svg:y="0.937cm">
          <draw:image xlink:href="Pictures/10000201000001E4000001EC2D223C39B1E3F9E1.png" xlink:type="simple" xlink:show="embed" xlink:actuate="onLoad">
            <text:p/>
          </draw:image>
        </draw:frame>
        <draw:g>
          <draw:frame draw:style-name="gr1" draw:text-style-name="P1" draw:layer="layout" svg:width="11.799cm" svg:height="12.09cm" svg:x="0.619cm" svg:y="14.455cm">
            <draw:image xlink:href="Pictures/10000201000001BE000001C9AC0348D3D71E4A06.png" xlink:type="simple" xlink:show="embed" xlink:actuate="onLoad">
              <text:p/>
            </draw:image>
          </draw:frame>
          <draw:frame draw:style-name="gr1" draw:text-style-name="P1" draw:layer="layout" svg:width="12.064cm" svg:height="12.355cm" svg:x="13.7cm" svg:y="14.323cm">
            <draw:image xlink:href="Pictures/10000201000001C8000001D3ABA4D45B9BA02072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3T15:23:52.743428030</meta:creation-date>
    <dc:date>2020-07-03T15:55:31.336405136</dc:date>
    <meta:editing-duration>PT7M22S</meta:editing-duration>
    <meta:editing-cycles>4</meta:editing-cycles>
    <meta:generator>LibreOffice/6.0.7.3$Linux_X86_64 LibreOffice_project/00m0$Build-3</meta:generator>
    <meta:document-statistic meta:object-count="4"/>
  </office:meta>
</office:document-meta>
</file>